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7d4fc" officeooo:paragraph-rsid="0007d4fc" style:font-weight-asian="bold" style:font-weight-complex="bold"/>
    </style:style>
    <style:style style:name="P2" style:family="paragraph" style:parent-style-name="Standard">
      <style:text-properties fo:font-weight="normal" officeooo:rsid="0007d4fc" officeooo:paragraph-rsid="0007d4fc" style:font-weight-asian="normal" style:font-weight-complex="normal"/>
    </style:style>
    <style:style style:name="P3" style:family="paragraph" style:parent-style-name="Standard" style:list-style-name="L1">
      <style:text-properties fo:font-weight="normal" officeooo:rsid="0007d4fc" officeooo:paragraph-rsid="0007d4fc" style:font-weight-asian="normal" style:font-weight-complex="normal"/>
    </style:style>
    <style:style style:name="P4" style:family="paragraph" style:parent-style-name="Standard" style:list-style-name="L1">
      <style:text-properties fo:font-weight="normal" officeooo:rsid="0009711e" officeooo:paragraph-rsid="0009711e" style:font-weight-asian="normal" style:font-weight-complex="normal"/>
    </style:style>
    <style:style style:name="T1" style:family="text">
      <style:text-properties officeooo:rsid="0009711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lueBird Teaching Setup Steps</text:p>
      <text:p text:style-name="P1"/>
      <text:p text:style-name="P2">Before following any of the below steps, you’re going to need to have React.js and Django set up. <text:s/>Each of these are going to have their own prerequisites, but there are online guides on how to set these up. <text:s/><text:span text:style-name="T1">On some Linux distributions, it is possible to install Django without pip; if you do this, make sure to install pip either way because you’ll need it to install dependencies for the Django application to run.</text:span></text:p>
      <text:p text:style-name="P1"/>
      <text:list xml:id="list509574731" text:style-name="L1">
        <text:list-item>
          <text:p text:style-name="P3">Navigate to reactapp/ and run “npm install”.</text:p>
        </text:list-item>
        <text:list-item>
          <text:p text:style-name="P3">Can now run “npm run build” in the same directory.</text:p>
        </text:list-item>
        <text:list-item>
          <text:p text:style-name="P3">Navigate back to root directory where manage.py is located.</text:p>
        </text:list-item>
        <text:list-item>
          <text:p text:style-name="P4">Run the following commands to install all the dependencies for that Django app.</text:p>
          <text:list>
            <text:list-item>
              <text:p text:style-name="P4">pip3 install djangorestframework</text:p>
            </text:list-item>
            <text:list-item>
              <text:p text:style-name="P4">pip3 install whitenoise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0T00:20:51.002572639</meta:creation-date>
    <dc:date>2022-05-20T00:35:47.293389287</dc:date>
    <meta:editing-duration>PT4M46S</meta:editing-duration>
    <meta:editing-cycles>1</meta:editing-cycles>
    <meta:document-statistic meta:table-count="0" meta:image-count="0" meta:object-count="0" meta:page-count="1" meta:paragraph-count="8" meta:word-count="130" meta:character-count="745" meta:non-whitespace-character-count="627"/>
    <meta:generator>LibreOffice/6.4.7.2$Linux_X86_64 LibreOffice_project/40$Build-2</meta:generator>
  </office:meta>
</office:document-meta>
</file>